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1">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ntain Film Festival </text:p>
          </table:table-cell>
          <table:table-cell table:number-columns-repeated="3"/>
          <table:table-cell office:value-type="string">
            <text:p>www.trentofilmfestival.it</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0/12/2013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1">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www.palazzoroccabruna.it</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0/12/2013 10:00 AM +0100</text:p>
          </table:table-cell>
          <table:table-cell office:value-type="float" office:value="0">
            <text:p>0</text:p>
          </table:table-cell>
          <table:table-cell office:value-type="string">
            <text:p>46.07</text:p>
          </table:table-cell>
          <table:table-cell office:value-type="string">
            <text:p>11.12</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2">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http://festivaleconomia</text:a>.eu/</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0/12/2013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www.festevigiliane.it</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0/12/2013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0/12/2013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1">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www.trentocultura.it</text:p>
          </table:table-cell>
          <table:table-cell/>
          <table:table-cell office:value-type="string">
            <text:p>0461 884287</text:p>
          </table:table-cell>
          <table:table-cell/>
          <table:table-cell office:value-type="string">
            <text:p>contradalarga.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0/12/2013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1">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www.amicitta.com</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0/12/2013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www.bitm.it</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0/12/2013 10:00 AM +0100</text:p>
          </table:table-cell>
          <table:table-cell office:value-type="float" office:value="0">
            <text:p>0</text:p>
          </table:table-cell>
          <table:table-cell table:number-columns-repeated="2"/>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www.autunnotrentino.it</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0/12/2013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0/12/2013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0/12/2013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0.12.25</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4M49S</meta:editing-duration>
    <meta:editing-cycles>7</meta:editing-cycles>
    <meta:initial-creator>Marco </meta:initial-creator>
    <dc:date>2014-05-23T10:12:25.38</dc:date>
    <meta:document-statistic meta:table-count="1" meta:cell-count="280" meta:object-count="0"/>
  </office:meta>
</office:document-meta>
</file>